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Aptos EmbeddedFont', 'Aptos MSFontService', Calibri,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64b82" officeooo:paragraph-rsid="00064b82"/>
    </style:style>
    <style:style style:name="P2" style:family="paragraph" style:parent-style-name="Standard">
      <style:paragraph-properties fo:text-align="end" style:justify-single-word="false"/>
      <style:text-properties officeooo:rsid="00064b82" officeooo:paragraph-rsid="00064b82"/>
    </style:style>
    <style:style style:name="P3" style:family="paragraph" style:parent-style-name="Standard">
      <style:text-properties officeooo:rsid="00064b82" officeooo:paragraph-rsid="00064b82"/>
    </style:style>
    <style:style style:name="P4" style:family="paragraph" style:parent-style-name="Standard">
      <style:text-properties officeooo:rsid="00064b82" officeooo:paragraph-rsid="000e3ff4"/>
    </style:style>
    <style:style style:name="P5" style:family="paragraph" style:parent-style-name="Standard">
      <style:text-properties officeooo:paragraph-rsid="000c4b41"/>
    </style:style>
    <style:style style:name="P6" style:family="paragraph" style:parent-style-name="Text_20_body" style:list-style-name="L1">
      <style:paragraph-properties fo:margin-left="0cm" fo:margin-right="0cm" fo:margin-top="0cm" fo:margin-bottom="0cm" style:contextual-spacing="false" fo:text-indent="0cm" style:auto-text-indent="false"/>
      <style:text-properties officeooo:paragraph-rsid="00096d06"/>
    </style:style>
    <style:style style:name="P7" style:family="paragraph" style:parent-style-name="Text_20_body" style:list-style-name="L1">
      <style:paragraph-properties fo:margin-left="0cm" fo:margin-right="0cm" fo:margin-top="0cm" fo:margin-bottom="0cm" style:contextual-spacing="false" fo:text-indent="0cm" style:auto-text-indent="false"/>
      <style:text-properties fo:color="#000000" loext:opacity="100%" style:font-name="Aptos" fo:font-size="12pt" officeooo:paragraph-rsid="00096d06"/>
    </style:style>
    <style:style style:name="P8" style:family="paragraph" style:parent-style-name="Text_20_body" style:list-style-name="L1">
      <style:paragraph-properties fo:margin-left="0cm" fo:margin-right="0cm" fo:text-indent="0cm" style:auto-text-indent="false"/>
      <style:text-properties fo:color="#000000" loext:opacity="100%" style:font-name="Aptos" fo:font-size="12pt" officeooo:paragraph-rsid="00096d06"/>
    </style:style>
    <style:style style:name="T1" style:family="text">
      <style:text-properties fo:color="#000000" loext:opacity="100%" style:font-name="Aptos" fo:font-size="12pt"/>
    </style:style>
    <style:style style:name="T2" style:family="text">
      <style:text-properties officeooo:rsid="00064b82"/>
    </style:style>
    <style:style style:name="T3" style:family="text">
      <style:text-properties officeooo:rsid="000b0c5d"/>
    </style:style>
    <style:style style:name="T4" style:family="text">
      <style:text-properties officeooo:rsid="000c4b41"/>
    </style:style>
    <style:style style:name="T5" style:family="text">
      <style:text-properties officeooo:rsid="000e3ff4"/>
    </style:style>
    <style:style style:name="T6" style:family="text">
      <style:text-properties officeooo:rsid="000efba8"/>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ane Turpin</text:p>
      <text:p text:style-name="P1">1 rue Jeanne d’Arc</text:p>
      <text:p text:style-name="P1">72000 Le Mans</text:p>
      <text:p text:style-name="P1">07 81 58 52 59</text:p>
      <text:p text:style-name="P1">turpinyane@gmail.com</text:p>
      <text:p text:style-name="P1"/>
      <text:p text:style-name="P2">À l'attention du service des admissions</text:p>
      <text:p text:style-name="P2">ESIEA</text:p>
      <text:p text:style-name="P2">74 bis Av. Maurice Thorez, 94200 Ivry-sur-Seine</text:p>
      <text:p text:style-name="P2">Janvier 2025</text:p>
      <text:p text:style-name="P1"/>
      <text:p text:style-name="P1">Objet : Candidature pour une admission à l’ESIEA</text:p>
      <text:p text:style-name="P1"/>
      <text:p text:style-name="P1">Madame, Monsieur,</text:p>
      <text:p text:style-name="P1"/>
      <text:p text:style-name="P1">Actuellement en deuxième année de BTS CIEL (Cybersécurité, Informatique et réseaux, Electronique spécialité optionA). Je souhaite intégrer l’ESIEA, une école réputée pour son excellence dans les domaines de l’informatique et des technologies numériques.</text:p>
      <text:list text:style-name="L1">
        <text:list-item>
          <text:p text:style-name="P6"><text:span text:style-name="T1">Je suis venu aux PO, je me suis renseigné</text:span></text:p>
        </text:list-item>
      </text:list>
      <text:p text:style-name="P1"><text:span text:style-name="T3">Après m’être longuement renseigné et grâce à ma</text:span> présence lors de vos portes ouvertes <text:span text:style-name="T3">j’ai pu </text:span>confirmé mon vif intérêt pour votre établissement. Les échanges enrichissants avec vos enseignants et étudiants, ainsi que la présentation des projets innovants comme le nouveau campus éco-responsable permettant d’envisager un développement à la fois sain et tourné vers la recherche et la prise de conscience écologique m’ont conforté dans mon choix. <text:span text:style-name="T3">Me</text:span> reconnaissant entièrement dans vos valeurs et votre méthode d’apprentissage qui alimente la curiosité, accompagne dans l'entrepreneuriat et offre une ouverture sur le monde de part ses échanges et ses relations avec de nombreux établissements à l’étranger.</text:p>
      <text:list text:continue-numbering="true" text:style-name="L1">
        <text:list-item>
          <text:p text:style-name="P7">Ce qui m'intéresse chez vous plus que chez les autres (majeures, alternance...)</text:p>
        </text:list-item>
      </text:list>
      <text:p text:style-name="P5"><text:span text:style-name="T2">Ce qui m’attire particulièrement dans cette école, au-delà de la qualité de son enseignement, </text:span><text:span text:style-name="T3">c’est la proposition de majeures qui me passionnent comme ceux sur l’intelligence artificielle &amp; data science et les systèmes embarqué</text:span><text:span text:style-name="T4">s. Travaillant moi même sur un projet d’arrosage automatique qui intègre des technologies embarqués couplés à de l’intelligence artificielle afin de gérer l’arrosage en fonction de l’environnement. De plus, c</text:span><text:span text:style-name="T2">onvaincu que l’expérience sur le terrain est essentielle pour construire un projet professionnel solide, </text:span><text:span text:style-name="T4">votre proposition d</text:span><text:span text:style-name="T2">’alternance me permettrait d’apprendre tout en appliquant directement mes connaissances. Je suis donc motivé à trouver une entreprise qui m’accompagnera dans cette démarche.</text:span></text:p>
      <text:list text:continue-numbering="true" text:style-name="L1">
        <text:list-item>
          <text:p text:style-name="P8">Ce qui fait que je serai un bon élève, même si je ne viens "que" d'un BTS, mon projet professionnel</text:p>
        </text:list-item>
      </text:list>
      <text:p text:style-name="P4">Passionné par l’informatique et ses applications et étant de nature très curieuse je sais que cette école me permettra de construire progressivement mon projet professionnel grâce à ses enseignements et ses rencontres avec des professionnels. <text:span text:style-name="T5">Bien que pouvant être perçu comme un simple élève de BTS, </text:span><text:span text:style-name="T6">ma formation est justement un avantage dans ma poursuite d’étude en alternance ayant acquis des qualités techniques permettant </text:span><text:span text:style-name="T5">mon adaptabilité, ma détermination et mes qualités techniques feront de moi un ingénieur sérieux et qualifié. <text:s/></text:span></text:p>
      <text:p text:style-name="P4"/>
      <text:p text:style-name="P1">Dans l’attente de pouvoir échanger avec vous, je reste à votre disposition pour tout complément</text:p>
      <text:p text:style-name="P1">d’information ou entretien.</text:p>
      <text:p text:style-name="P1">Je vous remercie par avance pour l’attention que vous porterez à ma candidature et vous prie d’agréer,</text:p>
      <text:p text:style-name="P1">Madame, Monsieur, l’expression de mes salutations distinguées.</text:p>
      <text:p text:style-name="P1"><text:soft-page-break/></text:p>
      <text:p text:style-name="P1"/>
      <text:p text:style-name="P1">Yane Turpi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Aptos EmbeddedFont', 'Aptos MSFontService', Calibri,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8T10:39:35.659393299</meta:creation-date>
    <dc:date>2025-03-21T09:53:20.437761500</dc:date>
    <meta:editing-duration>PT25M38S</meta:editing-duration>
    <meta:editing-cycles>3</meta:editing-cycles>
    <meta:generator>LibreOffice/24.2.5.2$Linux_X86_64 LibreOffice_project/420$Build-2</meta:generator>
    <meta:document-statistic meta:table-count="0" meta:image-count="0" meta:object-count="0" meta:page-count="2" meta:paragraph-count="23" meta:word-count="447" meta:character-count="2992" meta:non-whitespace-character-count="2569"/>
  </office:meta>
</office:document-meta>
</file>